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proxima-soft" svg:font-family="proxima-soft, sans-serif"/>
  </office:font-face-decls>
  <office:automatic-styles>
    <style:style style:name="P1" style:family="paragraph" style:parent-style-name="Footnote">
      <style:text-properties officeooo:rsid="00087dd7" officeooo:paragraph-rsid="00087dd7"/>
    </style:style>
    <style:style style:name="P2" style:family="paragraph" style:parent-style-name="Footnote">
      <style:text-properties officeooo:rsid="000a708a" officeooo:paragraph-rsid="000a708a"/>
    </style:style>
    <style:style style:name="P3" style:family="paragraph" style:parent-style-name="Footnote">
      <style:paragraph-properties fo:margin-left="0cm" fo:margin-right="0cm" fo:text-indent="0cm" style:auto-text-indent="false"/>
      <style:text-properties officeooo:rsid="000a708a" officeooo:paragraph-rsid="000a708a"/>
    </style:style>
    <style:style style:name="P4" style:family="paragraph" style:parent-style-name="Footnote">
      <style:text-properties officeooo:rsid="000c678a" officeooo:paragraph-rsid="000c678a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2pt" fo:letter-spacing="normal" fo:font-style="normal" fo:font-weight="bold" officeooo:rsid="0009ed4e" officeooo:paragraph-rsid="0009ed4e" fo:background-color="transparent" style:font-size-asian="12pt" style:font-weight-asian="bold" style:font-size-complex="12pt" style:font-weight-complex="bold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2pt" fo:letter-spacing="normal" fo:font-style="normal" fo:font-weight="normal" officeooo:rsid="0009ed4e" officeooo:paragraph-rsid="0009ed4e" fo:background-color="transparent" style:font-size-asian="12pt" style:font-size-complex="12pt" loext:padding="0cm" loext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5pt" fo:letter-spacing="normal" fo:font-style="normal" fo:font-weight="bold" officeooo:rsid="0009ed4e" officeooo:paragraph-rsid="0009ed4e" fo:background-color="transparent" style:font-size-asian="15pt" style:font-weight-asian="bold" style:font-size-complex="15pt" style:font-weight-complex="bold" loext:padding="0cm" loext:border="non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9ed4e" fo:background-color="transparent" style:font-size-asian="12pt" style:font-size-complex="12pt" loext:padding="0cm" loext:border="non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style:font-size-asian="12pt" style:font-size-complex="12pt" loext:padding="0cm" loext:border="none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style:font-size-asian="12pt" style:font-size-complex="12pt" loext:padding="0cm" loext:border="none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09ed4e" officeooo:paragraph-rsid="0009ed4e" fo:background-color="transparent" style:font-size-asian="12pt" style:font-weight-asian="bold" style:font-size-complex="12pt" style:font-weight-complex="bold" loext:padding="0cm" loext:border="none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Serif" fo:font-size="12pt" fo:letter-spacing="normal" fo:font-style="normal" fo:font-weight="bold" officeooo:paragraph-rsid="0009ed4e" fo:background-color="transparent" style:font-size-asian="12pt" style:font-size-complex="12pt" loext:padding="0cm" loext:border="none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fo:font-size="12pt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" style:family="text">
      <style:text-properties fo:font-style="italic"/>
    </style:style>
    <style:style style:name="T3" style:family="text">
      <style:text-properties fo:font-weight="normal" officeooo:rsid="0009ed4e" style:font-weight-asian="normal" style:font-weight-complex="normal"/>
    </style:style>
    <style:style style:name="T4" style:family="text">
      <style:text-properties fo:font-weight="normal" officeooo:rsid="0009ed4e"/>
    </style:style>
    <style:style style:name="T5" style:family="text">
      <style:text-properties style:text-underline-style="solid" style:text-underline-width="auto" style:text-underline-color="font-color" officeooo:rsid="0009ed4e" style:font-weight-asian="bold" style:font-weight-complex="bold"/>
    </style:style>
    <style:style style:name="T6" style:family="text">
      <style:text-properties officeooo:rsid="000a70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exte à préparer pour le 29 mars</text:p>
      <text:p text:style-name="P6"/>
      <text:p text:style-name="P5"/>
      <text:p text:style-name="P12"><text:span text:style-name="T5">Consigne :</text:span><text:span text:style-name="T3"> Le jour de l’épreuve, le texte vous serez donné avec des questions. Vous aurez deux heures pour répondre à ces questions et rédiger une explication de texte complète. </text:span><text:span text:style-name="T4">Pour préparer ce travail, faites des recherches sur Averroès. Cherchez quelques éléments de sa biographie, et sur la façon dont il conçoit les rapports entre la foi et le savoir.</text:span></text:p>
      <text:p text:style-name="P10"/>
      <text:p text:style-name="P11">Le texte :</text:p>
      <text:p text:style-name="P10"/>
      <text:p text:style-name="P14"><text:span text:style-name="T1">2. Si l'acte de philosopher ne consiste en rien d'autre que dans l'examen rationnel des </text:span><text:span text:style-name="Strong_20_Emphasis"><text:span text:style-name="T1">étants</text:span></text:span><text:span text:style-name="Strong_20_Emphasis"><text:span text:style-name="T1"><text:note text:id="ftn1" text:note-class="footnote"><text:note-citation>1</text:note-citation><text:note-body><text:p text:style-name="P1">Toute chose qui existe dans le monde</text:p></text:note-body></text:note></text:span></text:span><text:span text:style-name="T1">, et dans le fait de réfléchir sur eux en tant qu'ils constituent la preuve de l'existence de l'Artisan</text:span><text:span text:style-name="T1"><text:note text:id="ftn2" text:note-class="footnote"><text:note-citation>2</text:note-citation><text:note-body><text:p text:style-name="P1">Ici, l’Artisan représente Dieu</text:p></text:note-body></text:note></text:span><text:span text:style-name="T1">, c'est-à-dire en tant qu'ils sont des </text:span><text:span text:style-name="Strong_20_Emphasis"><text:span text:style-name="T1">artefacts</text:span></text:span><text:span text:style-name="Strong_20_Emphasis"><text:span text:style-name="T1"><text:note text:id="ftn3" text:note-class="footnote"><text:note-citation>3</text:note-citation><text:note-body><text:p text:style-name="P1">Un artefact est quelque chose qui a été produit par un artisan. Ici, Averroès considère tous les étants comme des créations de Dieu</text:p></text:note-body></text:note></text:span></text:span><text:span text:style-name="Strong_20_Emphasis"><text:span text:style-name="T1"> </text:span></text:span><text:span text:style-name="T1">– car de fait, c'est dans la seule mesure où l'on en connaît la fabrique</text:span><text:span text:style-name="T1"><text:note text:id="ftn7" text:note-class="footnote"><text:note-citation>4</text:note-citation><text:note-body><text:p text:style-name="P2">On en connaît la fabrique : on comprend la façon dont ils ont été produits</text:p></text:note-body></text:note></text:span><text:span text:style-name="T1"> que les étants constituent une preuve de l'existence de l'Artisan ; et la connaissance de l'Artisan est d'autant plus parfaite qu'est parfaite la connaissance des étants dans leur fabrique ; et si la Révélation recommande bien aux hommes de réfléchir sur les étants et les y encourage, alors il est évident que l'activité désignée sous ce nom est, en vertu de la Loi révélée, soit obligatoire, soit recommandée. […]</text:span></text:p>
      <text:p text:style-name="P9">18. Puisque donc cette Révélation<text:note text:id="ftn0" text:note-class="footnote"><text:note-citation>5</text:note-citation><text:note-body><text:p text:style-name="Footnote">A<text:span text:style-name="T6">verroès fait ici référence à la Révélation divine de sa religion, c’est-à-dire de l’islam</text:span></text:p></text:note-body></text:note> est la vérité, et qu'elle appelle à pratiquer l'examen rationnel<text:note text:id="ftn8" text:note-class="footnote"><text:note-citation>6</text:note-citation><text:note-body><text:p text:style-name="P2">L’examen rationnel : la réflexion approfondie, scientifique ou philosophique</text:p></text:note-body></text:note> qui assure la connaissance de la vérité, alors nous, Musulmans, savons de science certaine que l'examen par la démonstration n'entraînera nulle contradiction avec les enseignements apportés par le Texte révélé<text:note text:id="ftn9" text:note-class="footnote"><text:note-citation>7</text:note-citation><text:note-body><text:p text:style-name="Footnote"><text:span text:style-name="T6">Ici, le « Texte révélé », ou le</text:span> « Texte », désigne le texte sacré de l’islam, c’est-à-dire le Coran.</text:p></text:note-body></text:note> : car la vérité ne peut être contraire à la vérité, mais s'accorde avec elle et témoigne en sa faveur.</text:p>
      <text:p text:style-name="P14"><text:span text:style-name="T1">19. S'il en est ainsi, et que l'examen démonstratif</text:span><text:span text:style-name="T1"><text:note text:id="ftn4" text:note-class="footnote"><text:note-citation>8</text:note-citation><text:note-body><text:p text:style-name="P2">Equivalent de l’examen rationnel</text:p></text:note-body></text:note></text:span><text:span text:style-name="T1"> aboutit à une connaissance quelconque à propos d'un étant quel qu'il soit, alors de deux choses l'une : soit sur cet étant le Texte révélé se tait, soit il énonce une connaissance à son sujet. Dans le premier cas, il n'y a même pas lieu à contradiction, et le cas équivaut à celui des statuts légaux non édictés par le Texte, mais que le juriste déduit par </text:span><text:span text:style-name="Strong_20_Emphasis"><text:span text:style-name="T1">syllogisme</text:span></text:span><text:span text:style-name="Strong_20_Emphasis"><text:span text:style-name="T1"><text:note text:id="ftn5" text:note-class="footnote"><text:note-citation>9</text:note-citation><text:note-body><text:p text:style-name="P2">Par syllogisme : par raisonnement</text:p></text:note-body></text:note></text:span></text:span><text:span text:style-name="Strong_20_Emphasis"><text:span text:style-name="T1"> </text:span></text:span><text:span text:style-name="T1">juridique. Dans le second, de deux choses l'une : soit le </text:span><text:span text:style-name="Strong_20_Emphasis"><text:span text:style-name="T1">sens obvie</text:span></text:span><text:span text:style-name="Strong_20_Emphasis"><text:span text:style-name="T1"><text:note text:id="ftn6" text:note-class="footnote"><text:note-citation>10</text:note-citation><text:note-body><text:p text:style-name="P2">Le sens obvie : le sens apparent, celui qui semble s’imposer à la première lecture</text:p></text:note-body></text:note></text:span></text:span><text:span text:style-name="Strong_20_Emphasis"><text:span text:style-name="T1"> </text:span></text:span><text:span text:style-name="T1">de l'énoncé est en accord avec le résultat de la démonstration, soit il le contredit. S'il y a accord, il n'y a rien à en dire ; s'il y a contradiction, alors il faut interpréter</text:span><text:span text:style-name="T1"><text:note text:id="ftn10" text:note-class="footnote"><text:note-citation>11</text:note-citation><text:note-body><text:p text:style-name="P4">Ici, interpréter, c’est lire un texte d’une nouvelle façon</text:p></text:note-body></text:note></text:span><text:span text:style-name="T1"> le sens obvie.</text:span></text:p>
      <text:p text:style-name="P8">Averroès, <text:span text:style-name="T2">Discours décisif</text:span> [1179], trad. de l'arabe par M. Geoffroy, GF Flammarion, 1996,</text:p>
      <text:p text:style-name="P8"><text:soft-page-break/>p. 103-105, 119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proxima-soft" svg:font-family="proxima-soft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5T07:08:02.343000000</dc:date>
    <meta:editing-duration>PT21M15S</meta:editing-duration>
    <meta:editing-cycles>5</meta:editing-cycles>
    <meta:generator>LibreOffice/7.4.4.2$Windows_X86_64 LibreOffice_project/85569322deea74ec9134968a29af2df5663baa21</meta:generator>
    <meta:document-statistic meta:table-count="0" meta:image-count="0" meta:object-count="0" meta:page-count="2" meta:paragraph-count="19" meta:word-count="528" meta:character-count="3084" meta:non-whitespace-character-count="2574"/>
  </office:meta>
</office:document-meta>
</file>